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FileStorage.TempFileStorage( Supplier &lt; Scheduler &gt;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FileStorage.temp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FileStorage.PathFileStorage( Path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FileStorage.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torage.tempDirectory( Supplier &lt; Scheduler &gt;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Storage.fromPath( Path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mpFileStorage.createNewDirectoryIfDeleted( Path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Storage.FileStor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mpFileStorage.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